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9.579cm" table:align="left" style:writing-mode="lr-tb"/>
    </style:style>
    <style:style style:name="Table1.A" style:family="table-column">
      <style:table-column-properties style:column-width="1.72cm"/>
    </style:style>
    <style:style style:name="Table1.B" style:family="table-column">
      <style:table-column-properties style:column-width="17.859cm"/>
    </style:style>
    <style:style style:name="Table2" style:family="table">
      <style:table-properties style:width="19.579cm" table:align="left" style:writing-mode="lr-tb"/>
    </style:style>
    <style:style style:name="Table2.A" style:family="table-column">
      <style:table-column-properties style:column-width="1.969cm"/>
    </style:style>
    <style:style style:name="Table2.B" style:family="table-column">
      <style:table-column-properties style:column-width="17.611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text-properties fo:color="#800000"/>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DejaVu Sans" style:font-name-asian="Times New Roman" style:font-name-complex="Times New Roman"/>
    </style:style>
    <style:style style:name="P9" style:family="paragraph" style:parent-style-name="Text_20_body">
      <style:text-properties style:font-name="ARIAL" fo:font-size="18pt"/>
    </style:style>
    <style:style style:name="P10" style:family="paragraph" style:parent-style-name="Text_20_body">
      <style:text-properties style:font-name="ARIAL" fo:font-size="10pt"/>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Standard" style:list-style-name="L1">
      <style:text-properties fo:color="#800000"/>
    </style:style>
    <style:style style:name="P15" style:family="paragraph" style:parent-style-name="Standard" style:list-style-name="L2">
      <style:text-properties fo:color="#800000" fo:font-style="normal" style:font-style-asian="normal" style:font-style-complex="normal"/>
    </style:style>
    <style:style style:name="P16" style:family="paragraph" style:parent-style-name="Standard" style:list-style-name="L3">
      <style:text-properties fo:color="#800000" fo:font-style="normal" style:font-style-asian="normal" style:font-style-complex="normal"/>
    </style:style>
    <style:style style:name="P17" style:family="paragraph" style:parent-style-name="Standard" style:list-style-name="L4">
      <style:text-properties fo:color="#800000" fo:font-style="normal" style:font-style-asian="normal" style:font-style-complex="normal"/>
    </style:style>
    <style:style style:name="P18" style:family="paragraph" style:parent-style-name="Standard" style:list-style-name="L5">
      <style:paragraph-properties fo:text-align="start" style:justify-single-word="false"/>
      <style:text-properties fo:color="#800000" style:text-position="0% 100%"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6">
      <style:text-properties fo:color="#800000"/>
    </style:style>
    <style:style style:name="P20" style:family="paragraph" style:parent-style-name="Standard" style:list-style-name="L7">
      <style:text-properties fo:color="#800000"/>
    </style:style>
    <style:style style:name="P21" style:family="paragraph" style:parent-style-name="Standard" style:list-style-name="L8">
      <style:text-properties fo:color="#800000"/>
    </style:style>
    <style:style style:name="P22" style:family="paragraph" style:parent-style-name="Standard" style:list-style-name="L9">
      <style:text-properties fo:color="#800000"/>
    </style:style>
    <style:style style:name="P23" style:family="paragraph" style:parent-style-name="Standard" style:list-style-name="L2"/>
    <style:style style:name="P24" style:family="paragraph" style:parent-style-name="Standard" style:list-style-name="L5"/>
    <style:style style:name="P25" style:family="paragraph" style:parent-style-name="Heading_20_1">
      <style:text-properties fo:font-style="normal" style:font-style-asian="normal" style:font-style-complex="normal"/>
    </style:style>
    <style:style style:name="P26" style:family="paragraph" style:parent-style-name="Heading_20_2">
      <style:text-properties fo:font-style="italic" style:font-style-asian="italic" style:font-style-complex="italic"/>
    </style:style>
    <style:style style:name="P27" style:family="paragraph" style:parent-style-name="Title" style:master-page-name="Standard">
      <style:paragraph-properties style:page-number="auto"/>
      <style:text-properties style:text-position="0% 100%" fo:font-size="14pt" fo:font-weight="bold" style:font-size-asian="14pt" style:font-weight-asian="bold" style:font-size-complex="14pt" style:font-weight-complex="bold"/>
    </style:style>
    <style:style style:name="P28" style:family="paragraph">
      <style:paragraph-properties fo:margin-left="1.058cm" fo:margin-right="0cm" fo:margin-top="0cm" fo:margin-bottom="0.499cm" fo:text-indent="0cm"/>
    </style:style>
    <style:style style:name="T1" style:family="text">
      <style:text-properties fo:font-weight="normal" style:font-weight-asian="normal" style:font-weight-complex="normal"/>
    </style:style>
    <style:style style:name="T2" style:family="text">
      <style:text-properties fo:color="#8000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ARIAL" fo:font-size="10pt"/>
    </style:style>
    <style:style style:name="T6" style:family="text">
      <style:text-properties style:font-name="Courier New" fo:font-size="10pt"/>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font-name="DejaVu Sans" fo:font-style="normal" style:font-name-asian="Times New Roman" style:font-style-asian="normal" style:font-name-complex="Times New Roman" style:font-style-complex="normal"/>
    </style:style>
    <style:style style:name="T11" style:family="text">
      <style:text-properties style:font-name="DejaVu Sans" style:font-name-asian="Times New Roman" style:font-name-complex="Times New Roman"/>
    </style:style>
    <style:style style:name="T12" style:family="text">
      <style:text-properties style:text-position="sub 58%"/>
    </style:style>
    <style:style style:name="T13" style:family="text">
      <style:text-properties style:text-position="0% 100%"/>
    </style:style>
    <style:style style:name="T14"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line-through-mode="continuous" style:letter-kerning="fals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Sect1" style:family="section">
      <style:section-properties text:dont-balance-text-columns="false"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 case for the use of delayed reductions in left-to-right parsing of context-free grammars</text:p>
      <text:p text:style-name="P2">Rehno Lindeque</text:p>
      <text:p text:style-name="P1"/>
      <text:section text:style-name="Sect1" text:name="Section1">
        <text:h text:style-name="Heading_20_1" text:outline-level="1">Abstract</text:h>
        <text:p text:style-name="P13">In this paper we suggest the use of delayed actions in generalized parsing of context-free grammars. Our contention is that delayed reductions in a left-to-right parser can be used to implement more efficient parsers for unambiguous context-free grammars. This work is therefore intended as preparatory material for further research into this area. To this end we present a small instruction set which includes a "delayed reduce" instruction that may be used to resolve rules containing cycles in their lookahead sets. Semantics for each of the instructions is described and the implementation of an interpreter for the instructions is given. Finally we present a prototype construction algorithm capable of generating parsers for a limited subset of unambiguous grammars <text:s/>using this instruction set.</text:p>
        <text:p text:style-name="P12">Keywords: <text:span text:style-name="T1">parser, LD parsing, context-free grammar, LR parsing, LL Parsing, Generalized parsing, GLR parsing.</text:span></text:p>
        <text:h text:style-name="Heading_20_1" text:outline-level="1">1. Introduction</text:h>
        <text:h text:style-name="Heading_20_2" text:outline-level="2">1.1 Top-down vs Bottom-up parsing</text:h>
        <text:p text:style-name="Standard"/>
        <text:list xml:id="list739242894" text:style-name="L1">
          <text:list-item>
            <text:p text:style-name="P14">Description of classic LL &amp; LR techniques (LR, LR(k), ). Theoretical advantages and disadvantages of top-down vs. bottom-up parsers.</text:p>
          </text:list-item>
        </text:list>
        <text:p text:style-name="Standard"/>
        <text:p text:style-name="Standard"/>
        <text:h text:style-name="Heading_20_2" text:outline-level="2">1.2 Generalized parsing approaches</text:h>
        <text:list xml:id="list1893143445" text:style-name="L2">
          <text:list-item>
            <text:p text:style-name="P23"><text:span text:style-name="T2">Advantages of a generalized parsing above LR(1) (i.e. more or less a summary of the ANTLR essay "</text:span><text:a xlink:type="simple" xlink:href="http://www.antlr.org/article/needlook.html" office:target-frame-name="_blank" xlink:show="new">LL and LR Translator Need k</text:a><text:span text:style-name="T2">")</text:span></text:p>
          </text:list-item>
          <text:list-item>
            <text:p text:style-name="P15">Discussion of what makes a parser general for context-free grammars: Cycles in the look-ahead + Ambiguities.</text:p>
          </text:list-item>
        </text:list>
        <text:list xml:id="list1454387170" text:style-name="L3">
          <text:list-item>
            <text:p text:style-name="P16">Properties of context-free grammars: E.g. Left-recursion, Right-recursion, Epsilon rules (empty rules)</text:p>
          </text:list-item>
        </text:list>
        <text:list xml:id="list610571215" text:style-name="L4">
          <text:list-item>
            <text:p text:style-name="P17">Summary of generalized approaches:</text:p>
            <text:list>
              <text:list-item>
                <text:p text:style-name="P17">Back-tracking parsers</text:p>
              </text:list-item>
              <text:list-item>
                <text:p text:style-name="P17">Predicated-LL(k) / LL(*) parsing (The ANTLR parser)</text:p>
              </text:list-item>
              <text:list-item>
                <text:p text:style-name="P17">Earley parsing</text:p>
              </text:list-item>
              <text:list-item>
                <text:p text:style-name="P17">GLR (Tomita) parsing &amp; extensions</text:p>
              </text:list-item>
            </text:list>
          </text:list-item>
        </text:list>
        <text:p text:style-name="Standard"/>
        <text:p text:style-name="Standard">The need for fast parsers has been discussed, but in a similar vein there also exists a need for robust parsers. Unfortunately classical LL and LR parser generators have been limited to a subset of grammars with small bounded lookahead requirements. It has been shown that any unambiguous language can be recognized using an LR(1) parser, however [Parr and Quong [1]] rightly points out that language translation is more difficult problem to solve than simple recognition and also of great practical importance. A small or arbitrary lookahead limits analysis tools and forces users to take additional measures in order to bypass these limits or fails due to mysterious errors that are difficult to understand without expertise in the topic. Furthermore, some domains such as natural language processing requires even greater levels of generality and robustness[?]. </text:p>
        <text:p text:style-name="Standard">These tasks require a greater amount of lookahead at a reasonable level of performance. </text:p>
        <text:p text:style-name="Standard">Brute-force methods of parsing generalized grammars involve back-tracking and has proved infeasible in practice due to their worst-case performance characteristics.</text:p>
        <text:p text:style-name="Standard"/>
        <text:p text:style-name="Standard">For this reason researchers have studied techniques for generalizing classical parser algorithms for ever greater classes of grammars. One of the most widely used parser generator tools, ANTLR[2], has approximated a longer lookahead using a <text:s/>strategy called LL(*)[3, 4] partially founded on Strong-LL(k) introduced in [?] (Is this even true)???</text:p>
        <text:p text:style-name="Standard"/>
        <text:p text:style-name="Standard">The Earley parser</text:p>
        <text:p text:style-name="Standard"/>
        <text:p text:style-name="Standard">The Generalized LR (GLR) parsing algorithm was designed to extend existing LR(k) to the full set of context-free languages. GLR parsing is a _________ problem that handles lookahead <text:span text:style-name="T4">simultaneously</text:span><text:span text:style-name="T7"> with it's recognition. However, GLR <text:s/></text:span></text:p>
        <text:p text:style-name="Standard"/>
        <text:p text:style-name="Standard">Our own work is closely related to this method as our ideology </text:p>
        <text:p text:style-name="Standard"/>
        <text:p text:style-name="Standard"/>
        <text:p text:style-name="Standard"/>
        <text:p text:style-name="Standard"/>
        <text:h text:style-name="Heading_20_1" text:outline-level="1">2. Delayed reductions</text:h>
        <text:list xml:id="list1416904926" text:style-name="L5">
          <text:list-item>
            <text:p text:style-name="P18">Make a case for "delayed deductions".</text:p>
          </text:list-item>
          <text:list-item>
            <text:p text:style-name="P18"><text:soft-page-break/>Outline of the parsing approach (strategy).</text:p>
          </text:list-item>
          <text:list-item>
            <text:p text:style-name="P18">Basic set instructions needed to perform "delayed" parsing.</text:p>
          </text:list-item>
          <text:list-item>
            <text:p text:style-name="P18">(Semantics of the "parsing instructions").</text:p>
          </text:list-item>
          <text:list-item>
            <text:p text:style-name="P18"><office:annotation><dc:creator>unknown</dc:creator><dc:date>2009-07-30T22:17:12</dc:date><text:p text:style-name="P28"><text:span text:style-name="T14">(Here I would like to try and demonstrate that (hopefully) delayed rules are general enough to work with any unambiguous context-free grammar)</text:span></text:p></office:annotation>Parsing different rule configuration using delays:</text:p>
            <text:list>
              <text:list-item>
                <text:p text:style-name="P18">Simple rules (no lookahead, no cycles)</text:p>
              </text:list-item>
              <text:list-item>
                <text:p text:style-name="P18">Simple rules with cycles (no lookahead)</text:p>
                <text:list>
                  <text:list-item>
                    <text:p text:style-name="P18">Left-recursion</text:p>
                  </text:list-item>
                  <text:list-item>
                    <text:p text:style-name="P18">Right-recursion</text:p>
                  </text:list-item>
                  <text:list-item>
                    <text:p text:style-name="P18">[possibly] Multiple recursion (rules containing both left and right recursive terminals)</text:p>
                  </text:list-item>
                  <text:list-item>
                    <text:p text:style-name="P18">[possibly] Nested recursion (left-recursive cycles inside right-recursive cycles or vice versa)</text:p>
                  </text:list-item>
                </text:list>
              </text:list-item>
              <text:list-item>
                <text:p text:style-name="P18">Rules with fixed lookahead (no cycles)</text:p>
              </text:list-item>
              <text:list-item>
                <text:p text:style-name="P18">Rules with lookahead over cycles</text:p>
              </text:list-item>
              <text:list-item>
                <text:p text:style-name="P18">Rules with lookahead to outside cycles </text:p>
              </text:list-item>
              <text:list-item>
                <text:p text:style-name="P18">Rules with lookahead to inside cycles</text:p>
              </text:list-item>
              <text:list-item>
                <text:p text:style-name="P18">[possibly] Empty (epsilon) rules?</text:p>
              </text:list-item>
              <text:list-item>
                <text:p text:style-name="P18">etc...</text:p>
              </text:list-item>
            </text:list>
          </text:list-item>
          <text:list-item>
            <text:p text:style-name="P18">Comparison to "parallel" parsing strategy in GLR and contrast with the "graph-structured-stack".</text:p>
          </text:list-item>
          <text:list-item>
            <text:p text:style-name="P18">[possibly] Comparison to fast LR/LL compiler generators' strategy.</text:p>
            <text:p text:style-name="P24"/>
          </text:list-item>
        </text:list>
        <text:p text:style-name="Standard">Our approach to parsing grammars are based on two observations of parsing algorithms. The first is that most parsing algorithms tend to be classified as top-down or bottom-up algorithms owing to the order in which their deductions are made. <text:s/></text:p>
        <text:p text:style-name="Standard">This makes us suspect that a hybrid approach might be possible</text:p>
        <text:p text:style-name="Standard">However both approaches have .. (explanation as to why a combination is good)</text:p>
        <text:p text:style-name="Standard">bottom-up parsing tends to excels in areas where little or no look-ahead is required while top-down parsing does well . This observations also </text:p>
        <text:p text:style-name="Standard"/>
        <text:p text:style-name="Standard"/>
        <text:p text:style-name="Standard">The second is that rule recognition and lookahead can be performed simultaneously, as has been demonstrated by the GLR algorithm [].</text:p>
        <text:p text:style-name="Standard"/>
        <text:p text:style-name="Standard">(Basic strategy)</text:p>
        <text:p text:style-name="Standard">The basic parsing strategy proceeds in two passes. The first parse is the recognition pass whereas the second pass is responsible for constructing a parse tree using the output from the first.</text:p>
        <text:p text:style-name="Standard">In order to introduce our basic parsing strategy we will start by describing a simple modified LR(0) algorithm. The LR(0) algorithm has three basic operations: <text:span text:style-name="T4">shift</text:span><text:span text:style-name="T7">,</text:span> <text:span text:style-name="T4">reduce </text:span><text:span text:style-name="T7">and </text:span><text:span text:style-name="T4">pivot</text:span><text:span text:style-name="T7">. </text:span></text:p>
        <text:p text:style-name="Standard"><text:span text:style-name="T7">The </text:span><text:span text:style-name="T4">shift</text:span><text:span text:style-name="T7"> and </text:span><text:span text:style-name="T4">pivot</text:span><text:span text:style-name="T7"> operation is responsible for recognizing terminal tokens on the input stream whereas the </text:span><text:span text:style-name="T4">reduce</text:span><text:span text:style-name="T7"> action is responsible for translating strings of terminal tokens into nonterminal tokens.</text:span></text:p>
        <text:p text:style-name="P4"/>
        <text:p text:style-name="P4">We describe the operational semantics of these three operations as follows:</text:p>
        <text:p text:style-name="P4"/>
        <text:p text:style-name="Standard"><text:span text:style-name="T8">proc</text:span><text:span text:style-name="T7"> shift(input_queue, expected_token)</text:span></text:p>
        <text:p text:style-name="P4"><text:tab/>terminal_token := pop_front(input_queue)</text:p>
        <text:p text:style-name="Standard"><text:span text:style-name="T7"><text:tab/></text:span><text:span text:style-name="T8">if</text:span><text:span text:style-name="T7"> (terminal_token = expected_token) </text:span><text:span text:style-name="T9">→</text:span><text:span text:style-name="T7"> </text:span><text:span text:style-name="T8">skip</text:span></text:p>
        <text:p text:style-name="Standard"><text:span text:style-name="T7"><text:tab/>[] (terminal_token != expected_token)</text:span> <text:span text:style-name="T9">→</text:span> error </text:p>
        <text:p text:style-name="P6"><text:tab/>fi<text:span text:style-name="T7"> </text:span></text:p>
        <text:p text:style-name="P4"/>
        <text:p text:style-name="Standard"><text:span text:style-name="T8">proc</text:span><text:span text:style-name="T7"> pivot(input_queue, target_states, expected_tokens)</text:span></text:p>
        <text:p text:style-name="P4"><text:tab/>terminal_token := pop_front(input_queue)</text:p>
        <text:p text:style-name="Standard"><text:span text:style-name="T7"><text:tab/></text:span><text:span text:style-name="T8">if</text:span><text:span text:style-name="T7"> (terminal_token \in expected_tokens) </text:span><text:span text:style-name="T9">→</text:span><text:span text:style-name="T7"> target_state := target_states[terminal_token]</text:span></text:p>
        <text:p text:style-name="Standard"><text:span text:style-name="T7"><text:tab/>[] </text:span><text:span text:style-name="T10">¬</text:span><text:span text:style-name="T7">(terminal_token \in expected_tokens)</text:span> <text:span text:style-name="T9">→</text:span> error </text:p>
        <text:p text:style-name="P6"><text:tab/>fi</text:p>
        <text:p text:style-name="P5">corp</text:p>
        <text:p text:style-name="P4"/>
        <text:p text:style-name="Standard"><text:span text:style-name="T8">proc</text:span><text:span text:style-name="T7"> reduce(nonterminal_token, output_stack)</text:span></text:p>
        <text:p text:style-name="P4"><text:tab/>push(output_stack, nonterminal_token)</text:p>
        <text:p text:style-name="P5">corp</text:p>
        <text:p text:style-name="Standard"/>
        <text:p text:style-name="Standard">For the purpose of future examples we will make some notational simplifications in order to remove parameters that are implicit.</text:p>
        <text:p text:style-name="Standard"/>
        <text:p text:style-name="Standard">A trace looks as follows: &lt;action(parameter), action(parameter), ...&gt;</text:p>
        <text:p text:style-name="Standard"/>
        <text:p text:style-name="Standard">In this case the action will be one of shift, pivot or reduce. </text:p>
        <text:p text:style-name="Standard"/>
        <text:p text:style-name="Standard">This set of operations differs from the normal operations performed by an LR grammar in that a distinction is made between <text:span text:style-name="T4">deterministic</text:span> shift actions and <text:span text:style-name="T4">non-deterministic</text:span> shift actions which we have assigned the name "pivot" actions in order to distinguish these. A shift actions is not allowed to change the state of the parser in any way other than to indicate that an error has occurred if the expected token could not be recognized. On the other hand, pivot actions are solely responsible for making decisions that will affect the control flow of the parser.</text:p>
        <text:p text:style-name="Standard"/>
        <text:p text:style-name="Standard"><text:soft-page-break/>While these three operations provide the necessary tools to recognize LR(0) grammars, they do not provide any manner of looking ahead into the input stream. One simple mechanism that can be employed for this purpose is to simply build the additional recognition power into the pivot actions. However this is wasteful because the tokens investigated would again need to be processed by subsequent shift and reduce actions.</text:p>
        <text:p text:style-name="Standard"/>
        <text:p text:style-name="Standard">However, another important difference with LR parsing is that the shift and pivot do not record the tokens that they recognize, instead leaving this for the second pass. Because of this separation of concerns, reduce actions and shift/pivot actions are no longer required to adhere as strictly to their relative ordering. </text:p>
        <text:p text:style-name="Standard">We will illustrate the simple idea with a short example.</text:p>
        <text:p text:style-name="Standard"/>
        <text:p text:style-name="Standard">Consider the following three grammar rules with S being the root node.</text:p>
        <text:p text:style-name="Standard"/>
        <text:p text:style-name="Standard">G<text:span text:style-name="T12">1</text:span> <text:span text:style-name="T11">Ξ </text:span></text:p>
        <text:p text:style-name="Standard">A <text:span text:style-name="T9">→</text:span> x</text:p>
        <text:p text:style-name="Standard">B <text:span text:style-name="T9">→</text:span> x</text:p>
        <text:p text:style-name="Standard">S <text:span text:style-name="T9">→</text:span> (A a | <text:s/>B b)</text:p>
        <text:p text:style-name="Standard"/>
        <text:p text:style-name="Standard">There is two possible traces of this rule: &lt;shift(x), reduce(A), pivot(a), reduce(S)&gt; and &lt;shift(x), reduce(B), pivot(b), reduce(S)&gt;. It is easy to see that the first action that must take place is shift(x). At this point a reduce action seems forthcoming, however we do not yet have enough information in order to distinguish between the productions A <text:span text:style-name="T9">→</text:span> x and B <text:span text:style-name="T9">→</text:span> x. However, since the shift and pivot actions do not provide any output, they're traces may as well have been &lt;shift(x), pivot(a), reduce(A)&gt; and &lt;shift(x), pivot(b), reduce(B)&gt;. This effectively gave us a lookahead of 1 at the cost of a second pass for constructing the parse tree. We will see that this second pass is very efficient and separating concerns makes optimization of the specific parts of the parser possible.</text:p>
        <text:p text:style-name="Standard"/>
        <text:p text:style-name="Standard">The preceding strategy also works well in the case where grammar rules do not match up exactly. For example consider the following three examples.</text:p>
        <text:p text:style-name="Standard"/>
        <text:p text:style-name="Standard">G<text:span text:style-name="T12">2</text:span> <text:span text:style-name="T11">Ξ </text:span></text:p>
        <text:p text:style-name="Standard"><text:s/>A <text:span text:style-name="T9">→</text:span> x</text:p>
        <text:p text:style-name="Standard"><text:s/>S <text:span text:style-name="T9">→</text:span> (A a | <text:s/>x b) <text:s/></text:p>
        <text:p text:style-name="Standard"/>
        <text:p text:style-name="Standard">Traces(G<text:span text:style-name="T12">1</text:span><text:span text:style-name="T13">:S</text:span>): { &lt;shift(x), reduce(A), pivot(a), reduce(S)&gt;, &lt;shift(x), pivot(b), reduce(S)&gt; }</text:p>
        <text:p text:style-name="Standard">Reordered (equivalent) traces: { &lt;shift(x), pivot(a), reduce(A), reduce(S)&gt;, &lt;shift(x), pivot(b), reduce(S)&gt; }</text:p>
        <text:p text:style-name="Standard"/>
        <text:p text:style-name="Standard">G<text:span text:style-name="T12">3</text:span> <text:span text:style-name="T11">Ξ </text:span></text:p>
        <text:p text:style-name="Standard"><text:s/>A <text:span text:style-name="T9">→</text:span> x y</text:p>
        <text:p text:style-name="Standard"><text:s/>B <text:span text:style-name="T9">→</text:span> y b</text:p>
        <text:p text:style-name="Standard"><text:s/>C <text:span text:style-name="T9">→</text:span> x</text:p>
        <text:p text:style-name="Standard"><text:s/>S <text:span text:style-name="T9">→</text:span> (A a | C B) <text:s/></text:p>
        <text:p text:style-name="Standard"/>
        <text:p text:style-name="Standard">Traces(G<text:span text:style-name="T12">1</text:span><text:span text:style-name="T13">:S</text:span>): { &lt;shift(x), shift(y), reduce(A), pivot(a), reduce(S)&gt;, &lt;shift(x), reduce(C), shift(y), pivot(b), reduce(B), reduce(S)&gt; }</text:p>
        <text:p text:style-name="Standard">Reordered (equivalent) traces: { &lt;shift(x), shift(y), pivot(a), reduce(A), reduce(S)&gt;, &lt;shift(x), shift(y), pivot(b), reduce(C), reduce(B), reduce(S)&gt; }</text:p>
        <text:p text:style-name="Standard"/>
        <text:p text:style-name="Standard">TODO: nonterminals are represented by rule numbers rather than nonterminal tokens</text:p>
        <text:p text:style-name="Standard"/>
        <text:p text:style-name="Standard">This strategy works well in grammars where no cycles present. There are several different ways in which cycles can present itself in a grammar where look-ahead is required. We will attempt to look at every possible pattern where cycles can influence the lookahead of a production.</text:p>
        <text:p text:style-name="Standard">The first that we will consider is the relatively simple case where a rule requiring lookahead is itself a cyclic production with all possible productions operating in lock-step (in other words every action in all rules correspond, with only rule numbers differing).</text:p>
        <text:p text:style-name="Standard"/>
        <text:p text:style-name="Standard">For example using left recursion in step-lock.</text:p>
        <text:p text:style-name="Standard"/>
        <text:p text:style-name="Standard">G<text:span text:style-name="T12">4</text:span> <text:span text:style-name="T11">Ξ </text:span></text:p>
        <text:p text:style-name="Standard"><text:s/>A <text:span text:style-name="T9">→</text:span> x</text:p>
        <text:p text:style-name="Standard"><text:s/>A <text:span text:style-name="T9">→</text:span> x A</text:p>
        <text:p text:style-name="Standard"><text:s/>B <text:span text:style-name="T9">→</text:span> x</text:p>
        <text:p text:style-name="Standard"><text:s/>B <text:span text:style-name="T9">→ </text:span>x B</text:p>
        <text:p text:style-name="Standard"><text:s/>S <text:span text:style-name="T9">→</text:span> (A a | B b) <text:s/></text:p>
        <text:p text:style-name="Standard"/>
        <text:p text:style-name="Standard">Traces(G<text:span text:style-name="T12">1</text:span><text:span text:style-name="T13">:S</text:span>): </text:p>
        <text:p text:style-name="Standard">{ &lt;shift(x), reduce(A), pivot(a), reduce(S)&gt;, &lt;shift(x), shift(x), reduce(A), reduce(A), pivot(a), reduce(S)&gt;, ...</text:p>
        <text:p text:style-name="Standard"><text:s text:c="3"/>&lt;shift(x), reduce(B), pivot(b), reduce(S)&gt;, &lt;shift(x), shift(x), reduce(B), reduce(B), pivot(b), reduce(S)&gt;, ... }</text:p>
        <text:p text:style-name="Standard"/>
        <text:p text:style-name="Standard">Reordered (equivalent) traces: </text:p>
        <text:p text:style-name="Standard">{ &lt;shift(x), delay, pivot(a), resolve(A), reduce(S)&gt;, &lt;shift(x), shift(x), delay, delay, pivot(a), resolve(A), resolve(A), reduce(S)&gt;, ...</text:p>
        <text:p text:style-name="Standard"><text:s text:c="3"/>&lt;shift(x), delay, pivot(b), resolve(A), reduce(S)&gt;, &lt;shift(x), shift(x), delay, delay, pivot(b), resolve(B), resolve(B), reduce(S)&gt;, ... }</text:p>
        <text:p text:style-name="Standard"/>
        <text:p text:style-name="Standard">And similarly, for hidden recursion</text:p>
        <text:p text:style-name="Standard"/>
        <text:p text:style-name="Standard">G<text:span text:style-name="T12">5</text:span> <text:span text:style-name="T11">Ξ </text:span></text:p>
        <text:p text:style-name="Standard"><text:soft-page-break/><text:s/>A <text:span text:style-name="T9">→</text:span> x</text:p>
        <text:p text:style-name="Standard"><text:s/>A <text:span text:style-name="T9">→</text:span> x A</text:p>
        <text:p text:style-name="Standard"><text:s/>B <text:span text:style-name="T9">→</text:span> x</text:p>
        <text:p text:style-name="Standard"><text:s/>B <text:span text:style-name="T9">→</text:span> B x</text:p>
        <text:p text:style-name="Standard"><text:s/>S <text:span text:style-name="T9">→</text:span> (A a | B b) <text:s/></text:p>
        <text:p text:style-name="Standard"/>
        <text:p text:style-name="Standard">Traces(G<text:span text:style-name="T12">5</text:span><text:span text:style-name="T13">:S</text:span>): </text:p>
        <text:p text:style-name="Standard">{ &lt;shift(x), reduce(A), pivot(a), reduce(S)&gt;, &lt;shift(x), shift(x), reduce(A), reduce(A), pivot(a), reduce(S)&gt;, ...</text:p>
        <text:p text:style-name="Standard"><text:s text:c="3"/>&lt;shift(x), reduce(B), pivot(b), reduce(S)&gt;, &lt;shift(x), reduce(B), shift(x), reduce(B), pivot(b), reduce(S)&gt;, ... }</text:p>
        <text:p text:style-name="Standard"/>
        <text:p text:style-name="Standard">Reordered (equivalent) traces: </text:p>
        <text:p text:style-name="Standard">{ &lt;shift(x), delay, pivot(a), resolve(A), reduce(S)&gt;, &lt;shift(x), delay, shift(x), delay, delay, pivot(a), resolve(A), resolve(A), resolve(ignore), reduce(S)&gt;, ...</text:p>
        <text:p text:style-name="Standard"><text:s text:c="3"/>&lt;shift(x), delay, pivot(b), resolve(A), reduce(S)&gt;, &lt;shift(x), delay, shift(x), <text:bookmark-start text:name="DDE_LINK"/>delay<text:bookmark-end text:name="DDE_LINK"/>, delay, pivot(b), resolve(ignore), resolve(B), resolve(B), reduce(S)&gt;, ... }</text:p>
        <text:p text:style-name="Standard"/>
        <text:p text:style-name="Standard">A second example is one with a single rule inside a cycle:</text:p>
        <table:table table:name="Table1" table:style-name="Table1">
          <table:table-column table:style-name="Table1.A"/>
          <table:table-column table:style-name="Table1.B"/>
          <table:table-row>
            <table:table-cell office:value-type="string">
              <text:p text:style-name="Standard">G<text:span text:style-name="T12">6</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B C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7</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A a</text:p>
              <text:p text:style-name="Standard"><text:s/>C<text:span text:style-name="T12">3</text:span> <text:span text:style-name="T9">→</text:span> C B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8</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C B b</text:p>
              <text:p text:style-name="Standard"><text:s/>S<text:span text:style-name="T12">1</text:span> <text:span text:style-name="T9">→</text:span> C $</text:p>
            </table:table-cell>
            <table:table-cell office:value-type="string">
              <text:p text:style-name="P7">Traces(G<text:span text:style-name="T12">1</text:span><text:span text:style-name="T13">:S</text:span>) =</text:p>
              <text:p text:style-name="P7">{ &lt;pivot(y), reduce(C1), shift($), reduce(S)&gt;, </text:p>
              <text:p text:style-name="P7"><text:s text:c="3"/>&lt;pivot(x), reduce(A), pivot(y), reduce(C1), pivot(a), reduce(C2), shift($), reduce(S)&gt;,</text:p>
              <text:p text:style-name="P7"><text:s text:c="3"/>&lt;pivot(x), reduce(B), pivot(y), reduce(C1), pivot(b), reduce(C3), shift($), reduce(S)&gt;,</text:p>
              <text:p text:style-name="P7"><text:s text:c="3"/>&lt;pivot(x), reduce(A), pivot(x), reduce(A), pivot(y), reduce(C1), pivot(a), reduce(C2), pivot(a), reduce(C2), shift($), reduce(S)&gt;,</text:p>
              <text:p text:style-name="P7"><text:s text:c="3"/>&lt;pivot(x), reduce(A), pivot(x), reduce(B), pivot(y), reduce(C1), pivot(b), reduce(C3), pivot(a), reduce(C2), shift($), reduce(S)&gt;,</text:p>
              <text:p text:style-name="P7"><text:s text:c="3"/>&lt;pivot(x), reduce(B), pivot(x), reduce(A), pivot(y), reduce(C1), pivot(a), reduce(C2), pivot(b), reduce(C3), shift($), reduce(S)&gt;,</text:p>
              <text:p text:style-name="P7"><text:s text:c="3"/>&lt;pivot(x), reduce(B), pivot(x), reduce(B), pivot(y), reduce(C1), pivot(b), reduce(C3), pivot(b), reduce(C3), shift($), reduce(S)&gt;, </text:p>
              <text:p text:style-name="P7"><text:s text:c="3"/>... }</text:p>
              <text:p text:style-name="P7"/>
              <text:p text:style-name="P7">Reordered (equivalent) traces: </text:p>
              <text:p text:style-name="P7">{ &lt;pivot(y), reduce(C1), shift($), reduce(S)&gt;, </text:p>
              <text:p text:style-name="P7"><text:s text:c="3"/>&lt;pivot(x), delay(A,B), pivot(y), reduce(C1), pivot(a), resolve(A), reduce(C2), shift($), reduce(S)&gt;,</text:p>
              <text:p text:style-name="P7"><text:s text:c="3"/>&lt;pivot(x), delay(A,B), pivot(y), reduce(C1), pivot(b), resolve(B), reduce(C3), shift($), reduce(S)&gt;,</text:p>
              <text:p text:style-name="P7"><text:s text:c="3"/>&lt;pivot(x), delay(A,B), pivot(x), delay(A,B), pivot(y), reduce(C1), pivot(a), resolve(A), reduce(C2), pivot(a), resolve(A), reduce(C2), shift($), reduce(S)&gt;,</text:p>
              <text:p text:style-name="P7"><text:s text:c="3"/>&lt;pivot(x), delay(A,B), pivot(x), delay(A,B), pivot(y), reduce(C1), pivot(b), resolve(B), reduce(C3), pivot(a), resolve(A), reduce(C2), shift($), reduce(S)&gt;,</text:p>
              <text:p text:style-name="P7"><text:s text:c="3"/>&lt;pivot(x), delay(A,B), pivot(x), delay(A,B), pivot(y), reduce(C1), pivot(a), resolve(A), reduce(C2), pivot(b), <text:span text:style-name="T1">resolve(B)</text:span>, reduce(C3), shift($), reduce(S)&gt;,</text:p>
              <text:p text:style-name="P7"><text:s text:c="3"/>&lt;pivot(x), delay(A,B), pivot(x), delay(A,B), pivot(y), reduce(C1), pivot(b), <text:span text:style-name="T1">resolve(B)</text:span>, reduce(C3), pivot(b), resolve(B), reduce(C3), shift($), reduce(S)&gt;, </text:p>
              <text:p text:style-name="P7"><text:s text:c="3"/>... }</text:p>
              <text:p text:style-name="P7"/>
              <text:p text:style-name="P7">Traces(G<text:span text:style-name="T12">1</text:span><text:span text:style-name="T13">:S</text:span>) =</text:p>
              <text:p text:style-name="P7">{ &lt;shift(y), reduce(C<text:span text:style-name="T12">1</text:span>), pivot($), reduce(S)&gt;, </text:p>
              <text:p text:style-name="P7"><text:s text:c="3"/>&lt;shift(y), reduce(C<text:span text:style-name="T12">1</text:span>), pivot(x), reduce(A), pivot(a), reduce(C<text:span text:style-name="T12">2</text:span>), pivot($), reduce(S)&gt;,</text:p>
              <text:p text:style-name="P7"><text:s text:c="3"/>&lt;shift(y), reduce(C<text:span text:style-name="T12">1</text:span>), pivot(x), reduce(B), pivot(b), reduce(C<text:span text:style-name="T12">3</text:span>), pivot($), reduce(S)&gt;,</text:p>
              <text:p text:style-name="P7"><text:s text:c="3"/>&lt;shift(y), reduce(C<text:span text:style-name="T12">1</text:span>), pivot(x), reduce(A), pivot(a), reduce(C<text:span text:style-name="T12">2</text:span>), pivot(x), reduce(A), pivot(a), reduce(C<text:span text:style-name="T12">2</text:span>), pivot($), reduce(S)&gt;,</text:p>
              <text:p text:style-name="P7"><text:s text:c="3"/>&lt;shift(y), reduce(C<text:span text:style-name="T12">1</text:span>), pivot(x), reduce(B), pivot(b), reduce(C<text:span text:style-name="T12">3</text:span>), pivot(x), reduce(A), pivot(a), reduce(C<text:span text:style-name="T12">2</text:span>), pivot($), reduce(S)&gt;,</text:p>
              <text:p text:style-name="P7"><text:s text:c="3"/>&lt;shift(y), reduce(C<text:span text:style-name="T12">1</text:span>), pivot(x), reduce(A), pivot(a), reduce(C<text:span text:style-name="T12">2</text:span>), pivot(x), reduce(B), pivot(b), reduce(C<text:span text:style-name="T12">3</text:span>), pivot($), reduce(S)&gt;,</text:p>
              <text:p text:style-name="P7"><text:s text:c="3"/>&lt;shift(y), reduce(C<text:span text:style-name="T12">1</text:span>), pivot(x), reduce(B), pivot(b), reduce(C<text:span text:style-name="T12">3</text:span>), pivot(x), reduce(B), pivot(b), reduce(C<text:span text:style-name="T12">3</text:span>), pivot($), reduce(S)&gt;,</text:p>
              <text:p text:style-name="P7"><text:s text:c="3"/>... }</text:p>
              <text:p text:style-name="P7"/>
              <text:p text:style-name="P7">Reordered (equivalent) traces: </text:p>
              <text:p text:style-name="P7">{ &lt;shift(y), reduce(C<text:span text:style-name="T12">1</text:span>), pivot($), reduce(S)&gt;, </text:p>
              <text:p text:style-name="P7"><text:s text:c="3"/>&lt;shift(y), reduce(C<text:span text:style-name="T12">1</text:span>), pivot(x), delay(A,B), pivot(a), resolve(A), reduce(C<text:span text:style-name="T12">2</text:span>), pivot($), reduce(S)&gt;,</text:p>
              <text:p text:style-name="P7"><text:s text:c="3"/>&lt;shift(y), reduce(C<text:span text:style-name="T12">1</text:span>), pivot(x), delay(A,B), pivot(b), resolve(B), reduce(C<text:span text:style-name="T12">3</text:span>), pivot($), reduce(S)&gt;,</text:p>
              <text:p text:style-name="P7"><text:s text:c="3"/>&lt;shift(y), reduce(C<text:span text:style-name="T12">1</text:span>), pivot(x), delay(A,B), pivot(a), resolve(A), reduce(C<text:span text:style-name="T12">2</text:span>), pivot(x), delay(A,B), pivot(a), resolve(A), reduce(C<text:span text:style-name="T12">2</text:span>), pivot($), reduce(S)&gt;,</text:p>
              <text:p text:style-name="P7"><text:s text:c="3"/>&lt;shift(y), reduce(C<text:span text:style-name="T12">1</text:span>), pivot(x), delay(A,B), pivot(a), resolve(A), reduce(C<text:span text:style-name="T12">2</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a), resolve(A), reduce(C<text:span text:style-name="T12">2</text:span>), pivot($), reduce(S)&gt;,</text:p>
              <text:p text:style-name="P7"><text:s text:c="3"/>... }</text:p>
              <text:p text:style-name="P7"/>
              <text:p text:style-name="P7">S1{ C1{y} $ }</text:p>
              <text:p text:style-name="P7">S1{ C2{ A{x} C1{y} a} $ }</text:p>
              <text:p text:style-name="P7">S1{ C3{ C1{y} B{x} b } $ }</text:p>
              <text:p text:style-name="P7">S1{ C2{ A{x} C2{ A{x} C1{y} a } a } $ }</text:p>
              <text:p text:style-name="P7">S1{ C2{ A{x} C3{ C1{y} B{x} b } a } $ }</text:p>
              <text:p text:style-name="P7">S1{ C3{ C2{ A{x} C1{y} a } B{x} b } $ }</text:p>
              <text:p text:style-name="P7">S1{ C3{ C3{ C1{y} B{x} b } B{x} b } $ }</text:p>
              <text:p text:style-name="P7"/>
              <text:p text:style-name="P7">Traces(G<text:span text:style-name="T12">1</text:span><text:span text:style-name="T13">:S</text:span>)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text:soft-page-break/>Reordered (equivalent) traces: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Surprisingly enough, this one needs no look-aheads)</text:p>
              <text:p text:style-name="P7"/>
            </table:table-cell>
          </table:table-row>
        </table:table>
        <text:p text:style-name="P8"/>
        <text:p text:style-name="Standard"/>
        <text:p text:style-name="Standard">Third a delayed rule in front of a cycle</text:p>
        <text:p text:style-name="Standard"/>
        <table:table table:name="Table2" table:style-name="Table2">
          <table:table-column table:style-name="Table2.A"/>
          <table:table-column table:style-name="Table2.B"/>
          <table:table-row>
            <table:table-cell office:value-type="string">
              <text:p text:style-name="Standard">G<text:span text:style-name="T12">9</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y</text:p>
              <text:p text:style-name="Standard"><text:s/>S<text:span text:style-name="T12">1</text:span> <text:span text:style-name="T9">→</text:span> A C a $</text:p>
              <text:p text:style-name="Standard"><text:s/>S<text:span text:style-name="T12">2</text:span> <text:span text:style-name="T9">→</text:span> B C 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10</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a</text:p>
              <text:p text:style-name="Standard"><text:s/>C<text:span text:style-name="T12">2</text:span> <text:span text:style-name="T9">→</text:span> y C</text:p>
              <text:p text:style-name="Standard"><text:s/>D<text:span text:style-name="T12">1</text:span> <text:span text:style-name="T9">→</text:span> b</text:p>
              <text:p text:style-name="Standard"><text:s/>D<text:span text:style-name="T12">2</text:span> <text:span text:style-name="T9">→</text:span> y C</text:p>
              <text:p text:style-name="Standard"><text:s/>S<text:span text:style-name="T12">1</text:span> <text:span text:style-name="T9">→</text:span> A C $</text:p>
              <text:p text:style-name="Standard"><text:s/>S<text:span text:style-name="T12">2</text:span> <text:span text:style-name="T9">→</text:span> B D $</text:p>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7">S1 { A{x} C1{y} a }</text:p>
              <text:p text:style-name="P7">S2 { B{x} C1{y} b }</text:p>
              <text:p text:style-name="P7">S1 { A{x} C2{ C1{y} y } a }</text:p>
              <text:p text:style-name="P7">S2 { B{x} C2{ C1{y} y } b }</text:p>
              <text:p text:style-name="P7"/>
              <text:p text:style-name="P7">Traces(G<text:span text:style-name="T12">1</text:span><text:span text:style-name="T13">:S</text:span>) =</text:p>
              <text:p text:style-name="P7">{ &lt;shift(x), reduce(A), shift(y), reduce(C1), pivot(a), shift($), reduce(S1)&gt;, </text:p>
              <text:p text:style-name="P7"><text:s text:c="3"/>&lt;shift(x), reduce(B), shift(y), reduce(C1), pivot(b), shift($), reduce(S2)&gt;, </text:p>
              <text:p text:style-name="P7"><text:s text:c="3"/>&lt;shift(x), reduce(A), shift(y), reduce(C1), pivot(y), reduce(C2), pivot(a), shift($), reduce(S1)&gt;, </text:p>
              <text:p text:style-name="P7"><text:s text:c="3"/>&lt;shift(x), reduce(B), shift(y), reduce(C1), pivot(y), reduce(C2), pivot(b), shift($), reduce(S2)&gt;, </text:p>
              <text:p text:style-name="P7"><text:s text:c="3"/>... }</text:p>
              <text:p text:style-name="P7"/>
              <text:p text:style-name="P7">Reordered (equivalent) traces: </text:p>
              <text:p text:style-name="P7">{ &lt;shift(x), delay(A,B), shift(y), reduce(C1), pivot(a), resolve(A), shift($), reduce(S1)&gt;, </text:p>
              <text:p text:style-name="P7"><text:s text:c="3"/>&lt;shift(x), delay(A,B), shift(y), reduce(C1), pivot(b), resolve(B), shift($), reduce(S2)&gt;, </text:p>
              <text:p text:style-name="P7"><text:s text:c="3"/>&lt;shift(x), delay(A,B), shift(y), reduce(C1), pivot(y), reduce(C2), pivot(a), resolve(A), shift($), reduce(S1)&gt;, </text:p>
              <text:p text:style-name="P7"><text:s text:c="3"/>&lt;shift(x), delay(A,B), shift(y), reduce(C1), pivot(y), reduce(C2), pivot(b), resolve(B), shift($), reduce(S2)&gt;, </text:p>
              <text:p text:style-name="P7"><text:s text:c="3"/>... }</text:p>
              <text:p text:style-name="P7"/>
              <text:p text:style-name="P7"/>
              <text:p text:style-name="P7"/>
              <text:p text:style-name="P7">(Looking ahead into a cycle)</text:p>
              <text:p text:style-name="P7"/>
              <text:p text:style-name="P7">S1 { A{x} C1{a} $ }</text:p>
              <text:p text:style-name="P7">S2 { B{x} D1{b} $ }</text:p>
              <text:p text:style-name="P7">S1 { A{x} C2{ y C1{a} } $ }</text:p>
              <text:p text:style-name="P7">S2 { B{x} D2{ y D1{b} } $ }</text:p>
              <text:p text:style-name="P7"/>
              <text:p text:style-name="P7">Traces(G<text:span text:style-name="T12">1</text:span><text:span text:style-name="T13">:S</text:span>) =</text:p>
              <text:p text:style-name="P7">{ &lt;shift(x), reduce(A), pivot(a), reduce(C1), shift($), reduce(S1)&gt;, </text:p>
              <text:p text:style-name="P7"><text:s text:c="3"/>&lt;shift(x), reduce(B), pivot(b), reduce(D1), shift($), reduce(S2)&gt;, </text:p>
              <text:p text:style-name="P7"><text:s text:c="3"/>&lt;shift(x), reduce(A), pivot(y), pivot(a), reduce(C1), reduce(C2), shift($), reduce(S1)&gt;, </text:p>
              <text:p text:style-name="P7"><text:s text:c="3"/>&lt;shift(x), reduce(B), pivot(y), pivot(b), reduce(D1), reduce(D2), shift($), reduce(S2)&gt;, </text:p>
              <text:p text:style-name="P7"><text:s text:c="3"/>... }</text:p>
              <text:p text:style-name="P7"/>
              <text:p text:style-name="P7">Reordered (equivalent) traces: </text:p>
              <text:p text:style-name="P7">{ &lt;shift(x), delay(A, B), pivot(a), reduce(C1), resolve(A), shift($), reduce(S1)&gt;, </text:p>
              <text:p text:style-name="P7"><text:s text:c="3"/>&lt;shift(x), delay(A, B), pivot(b), reduce(D1), resolve(B), shift($), reduce(S2)&gt;, </text:p>
              <text:p text:style-name="P7"><text:s text:c="3"/>&lt;shift(x), delay(A, B), pivot(y), pivot(a), reduce(C1), reduce(C2), resolve(A), shift($), reduce(S1)&gt;, </text:p>
              <text:p text:style-name="P7"><text:s text:c="3"/>&lt;shift(x), delay(A, B), pivot(y), pivot(b), reduce(D1), reduce(D2), resolve(B), shift($), reduce(S2)&gt;, </text:p>
              <text:p text:style-name="P7"><text:s text:c="3"/>... }</text:p>
            </table:table-cell>
          </table:table-row>
        </table:table>
        <text:p text:style-name="Standard"/>
        <text:p text:style-name="Standard">Fourth cyclic delayed rule within another cyclic delayed rule: Also ?? combinations</text:p>
        <text:p text:style-name="Standard"/>
        <text:p text:style-name="Standard"/>
        <text:p text:style-name="Standard">In order to introduce a look-ahead mechanism we introduce a <text:span text:style-name="T4">delayed reduce</text:span> instruction and its corresponding <text:span text:style-name="T4">resolve</text:span><text:span text:style-name="T7"> operation</text:span>.</text:p>
        <text:h text:style-name="P25" text:outline-level="1">3. Implementation</text:h>
        <text:h text:style-name="P26" text:outline-level="2">3.1 Parser construction</text:h>
        <text:list xml:id="list561886038" text:style-name="L6">
          <text:list-item>
            <text:p text:style-name="P19">The grammar: Terminals, Nonterminals, Rules</text:p>
          </text:list-item>
          <text:list-item>
            <text:p text:style-name="P19">The state graph: States, Items, "Pivot" edges, "Goto" edges</text:p>
          </text:list-item>
          <text:list-item>
            <text:p text:style-name="P19">Pseudo-code and discussion of the construction steps</text:p>
          </text:list-item>
        </text:list>
        <text:p text:style-name="P3"/>
        <text:h text:style-name="Heading_20_2" text:outline-level="2"><text:soft-page-break/>3.2 Parser interpreter</text:h>
        <text:list xml:id="list2049112942" text:style-name="L7">
          <text:list-item>
            <text:p text:style-name="P20">Discussion of the recognition pass</text:p>
          </text:list-item>
          <text:list-item>
            <text:p text:style-name="P20">Discussion of the AST construction</text:p>
          </text:list-item>
          <text:list-item>
            <text:p text:style-name="P20">Pseudo-code and discussion of the parsing steps</text:p>
          </text:list-item>
        </text:list>
        <text:p text:style-name="P3"/>
        <text:h text:style-name="Heading_20_1" text:outline-level="1">Results</text:h>
        <text:list xml:id="list1809702360" text:style-name="L8">
          <text:list-item>
            <text:p text:style-name="P21">Time efficiency of the parsing algorithm (Big-O for fixed lookahead and unbounded lookahead)</text:p>
          </text:list-item>
          <text:list-item>
            <text:p text:style-name="P21">Memory efficiency of the parsing algorithm</text:p>
          </text:list-item>
          <text:list-item>
            <text:p text:style-name="P21">Memory efficiency of the construction algorithm (Contrast to LR parsing tables)</text:p>
          </text:list-item>
          <text:list-item>
            <text:p text:style-name="P21">Classifying grammars that cannot yet be handled by the construction algorithm</text:p>
          </text:list-item>
        </text:list>
        <text:h text:style-name="Heading_20_1" text:outline-level="1">Conclusions</text:h>
        <text:list xml:id="list1653367303" text:style-name="L9">
          <text:list-item>
            <text:p text:style-name="P22">Contrast LD parsing with general parsing techniques. (GLR, Earley)</text:p>
          </text:list-item>
          <text:list-item>
            <text:p text:style-name="P22">Contrast LD parsing with fast but limited LR/LL parsing techniques.</text:p>
          </text:list-item>
          <text:list-item>
            <text:p text:style-name="P22">Extending the construction algorithm to include all unambiguous context-free grammars</text:p>
          </text:list-item>
          <text:list-item>
            <text:p text:style-name="P22">Handling ambiguities and possible extensions</text:p>
          </text:list-item>
          <text:list-item>
            <text:p text:style-name="P22">Compilation to other forms (C code / assembly)</text:p>
          </text:list-item>
          <text:list-item>
            <text:p text:style-name="P22">Production features: Semantic actions, Error detection / recovery, Syntax verification etc?</text:p>
          </text:list-item>
          <text:list-item>
            <text:p text:style-name="P22">Other improvements and optimizations</text:p>
          </text:list-item>
        </text:list>
        <text:h text:style-name="Heading_20_1" text:outline-level="1">Future work</text:h>
        <text:p text:style-name="Standard"/>
        <text:p text:style-name="Standard">While the performance benefits of this technique seems intuitively fast, we suspect that further enhancements could be made by moving the reductions to the 2nd pass altogether and instead focusing on the.</text:p>
        <text:p text:style-name="Standard"/>
        <text:p text:style-name="Standard">We would also like to investigate strategies for incremental parsing.</text:p>
        <text:p text:style-name="Standard"/>
        <text:p text:style-name="Standard">Analog to continuations in functional programming languages. May benefit from additional type information and optimization similar to the LR parsers described by (....)</text:p>
        <text:p text:style-name="Standard"/>
        <text:p text:style-name="Standard">Finally, we have collected the tools needed to formally check the validity of LD parsing.</text:p>
        <text:h text:style-name="Heading_20_1" text:outline-level="1">Appendix A: BNF Grammar definition</text:h>
        <text:h text:style-name="Heading_20_2" text:outline-level="2">BNF Grammar definition</text:h>
        <text:h text:style-name="Heading_20_1" text:outline-level="1">Appendix B: Parser traces</text:h>
        <text:h text:style-name="Heading_20_2" text:outline-level="2">LD Parser Traces</text:h>
        <text:p text:style-name="Standard"/>
      </text:section>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h text:style-name="Heading_20_1" text:outline-level="1">References</text:h>
          </text:index-title>
        </text:index-body>
      </text:bibliography>
      <text:p text:style-name="Standard"/>
      <text:p text:style-name="Standard">1: http://www.antlr.org/article/needlook.html</text:p>
      <text:p text:style-name="P9">LL and LR Translator Need k </text:p>
      <text:p text:style-name="P10"><text:span text:style-name="T3">Terence Parr and Russell Quong</text:span> </text:p>
      <text:p text:style-name="P11"><text:span text:style-name="Emphasis"><text:span text:style-name="T5">Appeared in SIGPLAN Notices<text:line-break/>Volume 31 #2 Februrary 1996</text:span></text:span></text:p>
      <text:p text:style-name="P11"><text:span text:style-name="T5">Terence J. Parr<text:line-break/></text:span><text:a xlink:type="simple" xlink:href="http://www.magelang.com/"><text:span text:style-name="T5">MageLang Institute</text:span></text:a><text:span text:style-name="T5"> <text:line-break/></text:span><text:a xlink:type="simple" xlink:href="mailto:parrt@magelang.com"><text:span text:style-name="T6">parrt@magelang.com</text:span></text:a><text:span text:style-name="T5"> </text:span></text:p>
      <text:p text:style-name="P11"><text:span text:style-name="T5">Russell W. Quong <text:line-break/></text:span><text:a xlink:type="simple" xlink:href="mailto:quong@best.com"><text:span text:style-name="T6">quong@best.com</text:span></text:a></text:p>
      <text:p text:style-name="Standard"><text:soft-page-break/></text:p>
      <text:p text:style-name="Standard">2: www.antlr.org</text:p>
      <text:p text:style-name="Standard">3:</text:p>
      <text:p text:style-name="Standard">OBTAINING PRACTICAL VARIANTS OF LL (k) AND LR (k) FOR k &gt;1 </text:p>
      <text:p text:style-name="Standard"><text:s text:c="11"/>BY SPLITTING THE ATOMIC k-TUPLE </text:p>
      <text:p text:style-name="Standard"><text:s text:c="27"/>A Thesis </text:p>
      <text:p text:style-name="Standard"><text:s text:c="18"/>Submitted to the Faculty </text:p>
      <text:p text:style-name="Standard"><text:s text:c="30"/>of </text:p>
      <text:p text:style-name="Standard"><text:s text:c="21"/>Purdue University </text:p>
      <text:p text:style-name="Standard"><text:s text:c="30"/>by </text:p>
      <text:p text:style-name="Standard"><text:s text:c="22"/>Terence John Parr </text:p>
      <text:p text:style-name="Standard"><text:s text:c="17"/>In Partial Fulfillment of the </text:p>
      <text:p text:style-name="Standard"><text:s text:c="16"/>Requirements for the Degree </text:p>
      <text:p text:style-name="Standard"><text:s text:c="30"/>of </text:p>
      <text:p text:style-name="Standard"><text:s text:c="20"/>Doctor of Philosophy </text:p>
      <text:p text:style-name="Standard"><text:s text:c="25"/>August 1993 </text:p>
      <text:p text:style-name="Standard">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background-image/>
      </style:paragraph-properties>
      <style:text-properties style:use-window-font-color="true" style:font-name="Times New Roman" fo:font-size="9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9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lMateen" fo:font-size="11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Times New Roman1" fo:font-size="11pt" fo:font-style="italic"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text-properties fo:font-size="10pt"/>
    </style:style>
    <style:style style:name="Index" style:family="paragraph" style:parent-style-name="Standard" style:class="index">
      <style:paragraph-properties text:number-lines="false" text:line-number="0"/>
      <style:text-properties style:font-name="Times"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normal"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gorithm" style:family="paragraph" style:parent-style-name="Standard" style:next-style-name="Standard" style:class="text" style:master-page-name="">
      <style:paragraph-properties fo:margin-left="1cm" fo:margin-right="0cm" fo:text-indent="0cm" style:auto-text-indent="false" style:page-number="auto"/>
      <style:text-properties fo:font-size="8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ZA"/>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yright © 2009, Rehno Linde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rlindeque</meta:initial-creator>
    <meta:creation-date>2007-06-10T19:27:00</meta:creation-date>
    <dc:date>2009-10-04T02:30:16</dc:date>
    <dc:language>en-GB</dc:language>
    <meta:editing-cycles>249</meta:editing-cycles>
    <meta:editing-duration>PT92H11M40S</meta:editing-duration>
    <meta:document-statistic meta:character-count="21706" meta:image-count="0" meta:object-count="0" meta:page-count="7" meta:paragraph-count="314" meta:table-count="2" meta:word-count="3018"/>
    <meta:user-defined meta:name="Info 1"/>
    <meta:user-defined meta:name="Info 2"/>
    <meta:user-defined meta:name="Info 3"/>
    <meta:user-defined meta:name="Info 4"/>
  </office:meta>
</office:document-meta>
</file>